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CE0B7E48C6C9CAC9.png" manifest:media-type="image/png"/>
  <manifest:file-entry manifest:full-path="Pictures/10000357000052C9000052C938AE6374CA85C7D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51520" draw:textarea-horizontal-align="justify" draw:textarea-vertical-align="middle" draw:auto-grow-height="false" fo:min-height="6.822cm" fo:min-width="6.572cm"/>
    </style:style>
    <style:style style:name="gr2" style:family="graphic" style:parent-style-name="standard">
      <style:graphic-properties draw:stroke="none" draw:fill-color="#79909c" draw:textarea-horizontal-align="justify" draw:textarea-vertical-align="middle" draw:auto-grow-height="false" fo:min-height="9.75cm" fo:min-width="17.36cm"/>
    </style:style>
    <style:style style:name="gr3" style:family="graphic" style:parent-style-name="standard">
      <style:graphic-properties draw:stroke="none" draw:fill-color="#051520" draw:textarea-horizontal-align="justify" draw:textarea-vertical-align="middle" draw:auto-grow-height="false" fo:min-height="9.75cm" fo:min-width="17.36cm"/>
    </style:style>
    <style:style style:name="gr4" style:family="graphic" style:parent-style-name="standard">
      <style:graphic-properties draw:stroke="none" draw:fill-color="#0274b2" draw:textarea-horizontal-align="justify" draw:textarea-vertical-align="middle" draw:auto-grow-height="false" fo:min-height="9.75cm" fo:min-width="17.36cm"/>
    </style:style>
    <style:style style:name="gr5" style:family="graphic" style:parent-style-name="standard">
      <style:graphic-properties draw:stroke="none" draw:fill-color="#79909c" draw:textarea-horizontal-align="justify" draw:textarea-vertical-align="middle" draw:auto-grow-height="false" fo:min-height="6.822cm" fo:min-width="6.572cm"/>
    </style:style>
    <style:style style:name="gr6" style:family="graphic" style:parent-style-name="standard">
      <style:graphic-properties draw:stroke="none" draw:fill-color="#0274b2" draw:textarea-horizontal-align="justify" draw:textarea-vertical-align="middle" draw:auto-grow-height="false" fo:min-height="6.822cm" fo:min-width="6.572cm"/>
    </style:style>
    <style:style style:name="gr7" style:family="graphic" style:parent-style-name="standard">
      <style:graphic-properties draw:stroke="none" draw:fill-color="#ffd550" draw:textarea-vertical-align="middle" draw:auto-grow-height="false" fo:min-height="3.356cm" fo:min-width="1.336cm" fo:wrap-option="wrap"/>
    </style:style>
    <style:style style:name="gr8" style:family="graphic" style:parent-style-name="standard">
      <style:graphic-properties draw:stroke="none" draw:fill-color="#ffd550" draw:textarea-vertical-align="middle" draw:auto-grow-height="false" fo:min-height="0.114cm" fo:min-width="0cm"/>
    </style:style>
    <style:style style:name="gr9" style:family="graphic" style:parent-style-name="standard">
      <style:graphic-properties draw:stroke="none" draw:fill-color="#ffd550" draw:textarea-vertical-align="middle" draw:auto-grow-height="false" fo:min-height="0.259cm" fo:min-width="0.076cm"/>
    </style:style>
    <style:style style:name="gr10" style:family="graphic" style:parent-style-name="standard">
      <style:graphic-properties draw:stroke="none" draw:fill-color="#ffd550" draw:textarea-horizontal-align="justify" draw:textarea-vertical-align="middle" draw:auto-grow-height="false" fo:min-height="2.517cm" fo:min-width="2.291cm"/>
    </style:style>
    <style:style style:name="gr11" style:family="graphic" style:parent-style-name="standard">
      <style:graphic-properties draw:stroke="none" draw:fill-color="#bdbcbc" draw:textarea-horizontal-align="justify" draw:textarea-vertical-align="middle" draw:auto-grow-height="false" fo:min-height="0.961cm" fo:min-width="3.625cm"/>
    </style:style>
    <style:style style:name="gr12" style:family="graphic" style:parent-style-name="standard">
      <style:graphic-properties draw:stroke="none" draw:fill-color="#bdbcbc" draw:textarea-horizontal-align="justify" draw:textarea-vertical-align="middle" draw:auto-grow-height="false" fo:min-height="0.96cm" fo:min-width="0.847cm"/>
    </style:style>
    <style:style style:name="gr13" style:family="graphic" style:parent-style-name="standard">
      <style:graphic-properties draw:stroke="none" draw:fill-color="#bdbcbc" draw:textarea-horizontal-align="justify" draw:textarea-vertical-align="middle" draw:auto-grow-height="false" fo:min-height="0.961cm" fo:min-width="0.847cm"/>
    </style:style>
    <style:style style:name="gr14" style:family="graphic" style:parent-style-name="standard">
      <style:graphic-properties draw:stroke="none" draw:fill-color="#fbfbfb" draw:textarea-horizontal-align="justify" draw:textarea-vertical-align="middle" draw:auto-grow-height="false" fo:min-height="1.137cm" fo:min-width="5.149cm"/>
    </style:style>
    <style:style style:name="gr15" style:family="graphic" style:parent-style-name="standard">
      <style:graphic-properties draw:stroke="none" draw:fill-color="#fbfbfb" draw:textarea-horizontal-align="justify" draw:textarea-vertical-align="middle" draw:auto-grow-height="false" fo:min-height="1.136cm" fo:min-width="1.314cm"/>
    </style:style>
    <style:style style:name="gr16" style:family="graphic" style:parent-style-name="standard">
      <style:graphic-properties draw:stroke="none" draw:fill-color="#fbfbfb" draw:textarea-horizontal-align="justify" draw:textarea-vertical-align="middle" draw:auto-grow-height="false" fo:min-height="1.137cm" fo:min-width="1.312cm"/>
    </style:style>
    <style:style style:name="gr17" style:family="graphic" style:parent-style-name="standard">
      <style:graphic-properties draw:stroke="none" draw:fill-color="#fbfbfb" draw:textarea-horizontal-align="justify" draw:textarea-vertical-align="middle" draw:auto-grow-height="false" fo:min-height="1.137cm" fo:min-width="1.311cm"/>
    </style:style>
    <style:style style:name="gr18" style:family="graphic" style:parent-style-name="standard">
      <style:graphic-properties draw:stroke="none" draw:fill-color="#dcdcdb" draw:textarea-horizontal-align="justify" draw:textarea-vertical-align="middle" draw:auto-grow-height="false" fo:min-height="0.994cm" fo:min-width="3.736cm"/>
    </style:style>
    <style:style style:name="gr19" style:family="graphic" style:parent-style-name="standard">
      <style:graphic-properties draw:stroke="none" draw:fill-color="#dcdcdb" draw:textarea-horizontal-align="justify" draw:textarea-vertical-align="middle" draw:auto-grow-height="false" fo:min-height="0.992cm" fo:min-width="0.885cm"/>
    </style:style>
    <style:style style:name="gr20" style:family="graphic" style:parent-style-name="standard">
      <style:graphic-properties draw:stroke="none" draw:fill-color="#dcdcdb" draw:textarea-horizontal-align="justify" draw:textarea-vertical-align="middle" draw:auto-grow-height="false" fo:min-height="0.994cm" fo:min-width="0.883cm"/>
    </style:style>
    <style:style style:name="gr21" style:family="graphic" style:parent-style-name="standard">
      <style:graphic-properties draw:stroke="none" draw:fill-color="#dcdcdb" draw:textarea-horizontal-align="justify" draw:textarea-vertical-align="middle" draw:auto-grow-height="false" fo:min-height="0.994cm" fo:min-width="0.885cm"/>
    </style:style>
    <style:style style:name="gr22" style:family="graphic" style:parent-style-name="standard">
      <style:graphic-properties draw:stroke="none" draw:fill-color="#bdbcbc" draw:textarea-horizontal-align="justify" draw:textarea-vertical-align="middle" draw:auto-grow-height="false" fo:min-height="1.44cm" fo:min-width="8.08cm"/>
    </style:style>
    <style:style style:name="gr23" style:family="graphic" style:parent-style-name="standard">
      <style:graphic-properties draw:stroke="none" draw:fill-color="#bdbcbc" draw:textarea-horizontal-align="justify" draw:textarea-vertical-align="middle" draw:auto-grow-height="false" fo:min-height="1.44cm" fo:min-width="2.204cm"/>
    </style:style>
    <style:style style:name="gr24" style:family="graphic" style:parent-style-name="standard">
      <style:graphic-properties draw:stroke="none" draw:fill-color="#bdbcbc" draw:textarea-horizontal-align="justify" draw:textarea-vertical-align="middle" draw:auto-grow-height="false" fo:min-height="1.44cm" fo:min-width="2.202cm"/>
    </style:style>
    <style:style style:name="gr25" style:family="graphic" style:parent-style-name="standard">
      <style:graphic-properties draw:stroke="none" draw:fill-color="#bdbcbc" draw:textarea-horizontal-align="justify" draw:textarea-vertical-align="middle" draw:auto-grow-height="false" fo:min-height="1.44cm" fo:min-width="2.2cm"/>
    </style:style>
    <style:style style:name="gr26" style:family="graphic" style:parent-style-name="standard">
      <style:graphic-properties draw:stroke="none" draw:fill-color="#ffffff" draw:textarea-horizontal-align="center" draw:textarea-vertical-align="middle" draw:auto-grow-height="false" fo:min-height="1.75cm" fo:min-width="1.5cm" draw:shadow="hidden"/>
    </style:style>
    <style:style style:name="gr27" style:family="graphic" style:parent-style-name="standard">
      <style:graphic-properties draw:stroke="solid" svg:stroke-width="0.318cm" svg:stroke-color="#ffd550" draw:marker-start-width="0.674cm" draw:marker-end-width="0.674cm" draw:fill-color="#ffd550" draw:textarea-vertical-align="middle" draw:auto-grow-height="false" fo:min-height="1.156cm" fo:min-width="0.151cm" fo:padding-top="0.281cm" fo:padding-bottom="0.281cm" fo:padding-left="0.406cm" fo:padding-right="0.406cm" loext:softedge-radius="0cm"/>
    </style:style>
    <style:style style:name="gr28" style:family="graphic" style:parent-style-name="standard">
      <style:graphic-properties draw:stroke="none" draw:stroke-dash="Dashed_20__28_var_29__20_1" svg:stroke-width="0cm" draw:stroke-linejoin="none" svg:stroke-linecap="butt" draw:fill="solid" draw:fill-color="#66c7f9" draw:textarea-horizontal-align="center" draw:textarea-vertical-align="middle"/>
    </style:style>
    <style:style style:name="gr29" style:family="graphic" style:parent-style-name="standard">
      <style:graphic-properties draw:stroke="none" draw:fill-color="#bdbcbc" draw:textarea-horizontal-align="justify" draw:textarea-vertical-align="middle" draw:auto-grow-height="false" fo:min-height="1.715cm" fo:min-width="8.306cm"/>
    </style:style>
    <style:style style:name="gr30" style:family="graphic" style:parent-style-name="standard">
      <style:graphic-properties draw:stroke="none" draw:fill-color="#bdbcbc" draw:textarea-horizontal-align="justify" draw:textarea-vertical-align="middle" draw:auto-grow-height="false" fo:min-height="1.715cm" fo:min-width="2.302cm"/>
    </style:style>
    <style:style style:name="gr31" style:family="graphic" style:parent-style-name="standard">
      <style:graphic-properties draw:stroke="none" draw:fill-color="#bdbcbc" draw:textarea-horizontal-align="justify" draw:textarea-vertical-align="middle" draw:auto-grow-height="false" fo:min-height="1.715cm" fo:min-width="2.3cm"/>
    </style:style>
    <style:style style:name="gr32" style:family="graphic" style:parent-style-name="objectwithoutfill">
      <style:graphic-properties draw:stroke="none" draw:fill="none" draw:textarea-vertical-align="middle"/>
    </style:style>
    <style:style style:name="gr33" style:family="graphic" style:parent-style-name="standard">
      <style:graphic-properties draw:stroke="none" draw:fill-color="#bdbcbc" draw:textarea-horizontal-align="justify" draw:textarea-vertical-align="middle" draw:auto-grow-height="false" fo:min-height="0cm" fo:min-width="2.928cm"/>
    </style:style>
    <style:style style:name="gr34" style:family="graphic" style:parent-style-name="standard">
      <style:graphic-properties draw:stroke="none" draw:fill-color="#bdbcbc" draw:textarea-horizontal-align="justify" draw:textarea-vertical-align="middle" draw:auto-grow-height="false" fo:min-height="0cm" fo:min-width="1.428cm"/>
    </style:style>
    <style:style style:name="gr35" style:family="graphic" style:parent-style-name="standard">
      <style:graphic-properties draw:stroke="none" draw:fill-color="#bdbcbc" draw:textarea-horizontal-align="justify" draw:textarea-vertical-align="middle" draw:auto-grow-height="false" fo:min-height="0cm" fo:min-width="0.428cm"/>
    </style:style>
    <style:style style:name="gr36" style:family="graphic" style:parent-style-name="standard">
      <style:graphic-properties draw:stroke="none" draw:fill-color="#bdbcbc" draw:textarea-horizontal-align="justify" draw:textarea-vertical-align="middle" draw:auto-grow-height="false" fo:min-height="0cm" fo:min-width="0.928cm"/>
    </style:style>
    <style:style style:name="gr37" style:family="graphic" style:parent-style-name="standard">
      <style:graphic-properties draw:stroke="none" draw:fill-color="#66c7f9" draw:textarea-horizontal-align="justify" draw:textarea-vertical-align="middle" draw:auto-grow-height="false" fo:min-height="0.246cm" fo:min-width="0cm"/>
    </style:style>
    <style:style style:name="gr38" style:family="graphic" style:parent-style-name="standard">
      <style:graphic-properties draw:stroke="solid" draw:stroke-dash="Dashed_20__28_var_29__20_1" svg:stroke-width="0.318cm" svg:stroke-color="#e01b24" draw:marker-start-width="0.475cm" draw:marker-end-width="0.475cm" draw:stroke-linejoin="round" svg:stroke-linecap="round" draw:fill="solid" draw:fill-color="#ffffff" draw:textarea-horizontal-align="center" draw:textarea-vertical-align="middle" fo:padding-top="0.282cm" fo:padding-bottom="0.282cm" fo:padding-left="0.407cm" fo:padding-right="0.407cm"/>
    </style:style>
    <style:style style:name="gr3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51520"/>
      <style:paragraph-properties fo:text-align="center"/>
    </style:style>
    <style:style style:name="P2" style:family="paragraph">
      <loext:graphic-properties draw:fill-color="#79909c"/>
      <style:paragraph-properties fo:text-align="center"/>
    </style:style>
    <style:style style:name="P3" style:family="paragraph">
      <loext:graphic-properties draw:fill-color="#0274b2"/>
      <style:paragraph-properties fo:text-align="center"/>
    </style:style>
    <style:style style:name="P4" style:family="paragraph">
      <loext:graphic-properties draw:fill-color="#ffd550"/>
      <style:paragraph-properties fo:text-align="center"/>
    </style:style>
    <style:style style:name="P5" style:family="paragraph">
      <loext:graphic-properties draw:fill-color="#bdbcbc"/>
      <style:paragraph-properties fo:text-align="center"/>
    </style:style>
    <style:style style:name="P6" style:family="paragraph">
      <loext:graphic-properties draw:fill-color="#fbfbfb"/>
      <style:paragraph-properties fo:text-align="center"/>
    </style:style>
    <style:style style:name="P7" style:family="paragraph">
      <loext:graphic-properties draw:fill-color="#dcdcdb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66c7f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c7f9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Background Icon Night" svg:width="10cm" svg:height="10cm" svg:x="1.001cm" svg:y="9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Background Day Rain" svg:width="17.86cm" svg:height="10cm" svg:x="1cm" svg:y="9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Background Night" svg:width="17.86cm" svg:height="10cm" svg:x="1cm" svg:y="9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Background Day Sun" svg:width="17.86cm" svg:height="10cm" svg:x="1cm" svg:y="9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Background Icon Rain" svg:width="10cm" svg:height="10cm" svg:x="1.002cm" svg:y="9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Background Icon Day" svg:width="10cm" svg:height="10cm" svg:x="1.002cm" svg:y="9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4" draw:layer="Moon" svg:width="3.671cm" svg:height="5.996cm" draw:transform="skewX (-0.00017453292519951) rotate (0.610690705272816) translate (1.979cm 14.164cm)">
            <text:p/>
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8" draw:text-style-name="P4" draw:layer="Moon" svg:width="1.09cm" svg:height="1.091cm" svg:x="7.533cm" svg:y="12.04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4" draw:layer="Moon" svg:width="1.526cm" svg:height="1.527cm" svg:x="7.097cm" svg:y="14.44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4" draw:layer="Moon" svg:width="1.526cm" svg:height="1.526cm" svg:x="5.137cm" svg:y="11.8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0" draw:text-style-name="P4" draw:layer="Sun" svg:width="7.891cm" svg:height="7.827cm" svg:x="2.057cm" svg:y="10.93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g>
          <draw:custom-shape draw:style-name="gr11" draw:text-style-name="P5" draw:layer="Broken Clouds" svg:width="4.625cm" svg:height="1.711cm" svg:x="4.625cm" svg:y="13.86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Broken Clouds" svg:width="1.905cm" svg:height="1.71cm" svg:x="4.896cm" svg:y="13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Broken Clouds" svg:width="1.903cm" svg:height="1.711cm" svg:x="7.129cm" svg:y="13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Broken Clouds" svg:width="1.905cm" svg:height="1.711cm" svg:x="5.985cm" svg:y="12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6" draw:layer="Few Clouds" svg:width="6.223cm" svg:height="1.961cm" svg:x="1.522cm" svg:y="15.63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Few Clouds" svg:width="2.564cm" svg:height="1.96cm" svg:x="1.887cm" svg:y="15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Few Clouds" svg:width="2.562cm" svg:height="1.961cm" svg:x="4.891cm" svg:y="14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Few Clouds" svg:width="2.561cm" svg:height="1.961cm" svg:x="3.353cm" svg:y="14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7" draw:layer="Scattered Clouds" svg:width="4.75cm" svg:height="1.758cm" svg:x="5.195cm" svg:y="16.5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7" draw:layer="Scattered Clouds" svg:width="1.957cm" svg:height="1.756cm" svg:x="5.473cm" svg:y="16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Scattered Clouds" svg:width="1.955cm" svg:height="1.758cm" svg:x="7.767cm" svg:y="15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Scattered Clouds" svg:width="1.957cm" svg:height="1.758cm" svg:x="6.592cm" svg:y="15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" draw:text-style-name="P5" draw:layer="Overcast small" svg:width="9.278cm" svg:height="2.388cm" svg:x="1.343cm" svg:y="13.71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" draw:layer="Overcast small" svg:width="3.822cm" svg:height="2.39cm" svg:x="1.888cm" svg:y="13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" draw:layer="Overcast small" svg:width="3.82cm" svg:height="2.388cm" svg:x="6.366cm" svg:y="12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" draw:layer="Overcast small" svg:width="3.818cm" svg:height="2.388cm" svg:x="4.073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6" draw:text-style-name="P8" draw:layer="Snow 1" svg:width="2cm" svg:height="2cm" svg:x="3.491cm" svg:y="15.874cm" svg:viewBox="0 0 2001 2001" svg:d="M1000 0c87 203 175 405 262 608 246-35 493-70 739-105-159 168-319 337-478 505 159 163 319 326 478 489-246-35-493-70-739-105-87 203-175 406-262 609-87-203-175-406-262-609-246 35-492 70-738 105 159-163 318-326 477-489-159-168-318-337-477-505 246 35 492 70 738 105 87-203 175-405 262-608z">
          <text:p/>
        </draw:path>
        <draw:custom-shape draw:style-name="gr27" draw:text-style-name="P4" draw:layer="Thunder" svg:width="3.299cm" svg:height="4.97cm" draw:transform="rotate (0.349065850398866) translate (3.805cm 13.125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path draw:style-name="gr26" draw:text-style-name="P8" draw:layer="Snow 2" svg:width="2cm" svg:height="2cm" svg:x="6.698cm" svg:y="16.492cm" svg:viewBox="0 0 2001 2001" svg:d="M1000 0c87 203 175 405 262 608 246-35 493-70 739-105-159 168-319 337-478 505 159 163 319 326 478 489-246-35-493-70-739-105-87 203-175 406-262 609-87-203-175-406-262-609-246 35-492 70-738 105 159-163 318-326 477-489-159-168-318-337-477-505 246 35 492 70 738 105 87-203 175-405 262-608z">
          <text:p/>
        </draw:path>
        <draw:path draw:style-name="gr26" draw:text-style-name="P8" draw:layer="Snow 3" svg:width="2cm" svg:height="2cm" svg:x="5.416cm" svg:y="17.571cm" svg:viewBox="0 0 2001 2001" svg:d="M1000 0c87 203 175 405 262 608 246-35 493-70 739-105-159 168-319 337-478 505 159 163 319 326 478 489-246-35-493-70-739-105-87 203-175 406-262 609-87-203-175-406-262-609-246 35-492 70-738 105 159-163 318-326 477-489-159-168-318-337-477-505 246 35 492 70 738 105 87-203 175-405 262-608z">
          <text:p/>
        </draw:path>
        <draw:path draw:style-name="gr26" draw:text-style-name="P8" draw:layer="Snow 4" svg:width="2cm" svg:height="2cm" svg:x="3.073cm" svg:y="17.094cm" svg:viewBox="0 0 2001 2001" svg:d="M1000 0c87 203 175 405 262 608 246-35 493-70 739-105-159 168-319 337-478 505 159 163 319 326 478 489-246-35-493-70-739-105-87 203-175 406-262 609-87-203-175-406-262-609-246 35-492 70-738 105 159-163 318-326 477-489-159-168-318-337-477-505 246 35 492 70 738 105 87-203 175-405 262-608z">
          <text:p/>
        </draw:path>
        <draw:path draw:style-name="gr28" draw:text-style-name="P9" draw:layer="Rain 1" svg:width="1.447cm" svg:height="1.919cm" svg:x="3.766cm" svg:y="15.649cm" svg:viewBox="0 0 1448 1920" svg:d="M698 16c-9 43-18 85-27 127-12 38-24 77-36 115-14 35-29 70-44 104-17 32-34 64-50 96-19 29-37 58-56 87-19 27-39 54-58 81-40 49-81 98-121 147-38 46-77 92-115 137-18 23-35 45-52 68-16 24-31 47-46 70-13 24-26 48-38 72-10 26-20 51-30 77-6 27-12 54-18 82-3 29-5 59-7 88 1 19 3 38 4 57 4 18 7 36 11 55 6 17 12 35 18 53 8 17 17 34 25 51 10 16 21 32 31 48 12 15 24 30 37 45 14 15 28 29 42 43 15 13 31 26 47 39 17 12 34 24 52 36 18 10 37 21 55 32 20 9 40 18 60 27 21 8 42 16 63 24 22 6 44 12 66 18 23 5 46 9 69 14 24 2 48 5 71 8 25 1 49 2 73 3 24-1 49-2 73-3 24-3 47-6 71-8 23-5 46-9 69-14 22-6 44-12 66-19 21-7 42-15 63-23 20-9 40-18 60-27 18-11 37-22 56-32 17-12 34-24 51-36 16-13 32-26 47-39 14-14 29-29 43-43 12-15 24-30 36-45 11-16 21-32 31-49 9-16 17-33 25-50 6-18 12-36 18-53 4-19 8-37 11-55 2-19 3-38 4-57-2-29-4-59-6-88-7-28-13-55-19-82-10-26-20-51-29-77-13-24-26-48-39-72-15-23-30-46-46-70-17-23-34-45-51-68-39-45-77-91-116-137-40-49-80-98-121-147-19-27-39-54-58-81-19-29-37-58-55-87-17-32-34-64-51-96-14-34-29-69-44-104-12-38-24-77-36-115-9-42-18-84-27-127 0 0 0-1 0-2l-1-1c0-1 0-2-1-2 0-1-1-1-1-2l-1-1c-1-1-1-1-2-1 0-1-1-1-1-2-1 0-1 0-2-1-1 0-2-1-4-1-1-1-3-1-4-2-1 0-3 0-4-1-2 0-3 0-5 0-1 0-3 0-5 0-1 1-2 1-4 1-1 1-3 1-4 2-1 0-3 1-4 1-1 1-1 1-2 1 0 1-1 1-1 2-1 0-1 0-2 1l-1 1c0 1-1 1-1 2 0 0-1 1-1 2 0 0 0 1-1 1 0 1 0 2 0 2z">
          <text:p/>
        </draw:path>
        <draw:path draw:style-name="gr28" draw:text-style-name="P9" draw:layer="Rain 2" svg:width="1.447cm" svg:height="1.919cm" svg:x="6.992cm" svg:y="16.399cm" svg:viewBox="0 0 1448 1920" svg:d="M698 16c-9 43-18 85-27 127-12 38-24 77-36 115-14 35-29 70-44 104-17 32-34 64-50 96-19 29-37 58-56 87-19 27-39 54-58 81-40 49-81 98-121 147-38 46-77 92-115 137-18 23-35 45-52 68-16 24-31 47-46 70-13 24-26 48-38 72-10 26-20 51-30 77-6 27-12 54-18 82-3 29-5 59-7 88 1 19 3 38 4 57 4 18 7 36 11 55 6 17 12 35 18 53 8 17 17 34 25 51 10 16 21 32 31 48 12 15 24 30 37 45 14 15 28 29 42 43 15 13 31 26 47 39 17 12 34 24 52 36 18 10 37 21 55 32 20 9 40 18 60 27 21 8 42 16 63 24 22 6 44 12 66 18 23 5 46 9 69 14 24 2 48 5 71 8 25 1 49 2 73 3 24-1 49-2 73-3 24-3 47-6 71-8 23-5 46-9 69-14 22-6 44-12 66-19 21-7 42-15 63-23 20-9 40-18 60-27 18-11 37-22 56-32 17-12 34-24 51-36 16-13 32-26 47-39 14-14 29-29 43-43 12-15 24-30 36-45 11-16 21-32 31-49 9-16 17-33 25-50 6-18 12-36 18-53 4-19 8-37 11-55 2-19 3-38 4-57-2-29-4-59-6-88-7-28-13-55-19-82-10-26-20-51-29-77-13-24-26-48-39-72-15-23-30-46-46-70-17-23-34-45-51-68-39-45-77-91-116-137-40-49-80-98-121-147-19-27-39-54-58-81-19-29-37-58-55-87-17-32-34-64-51-96-14-34-29-69-44-104-12-38-24-77-36-115-9-42-18-84-27-127 0 0 0-1 0-2l-1-1c0-1 0-2-1-2 0-1-1-1-1-2l-1-1c-1-1-1-1-2-1 0-1-1-1-1-2-1 0-1 0-2-1-1 0-2-1-4-1-1-1-3-1-4-2-1 0-3 0-4-1-2 0-3 0-5 0-1 0-3 0-5 0-1 1-2 1-4 1-1 1-3 1-4 2-1 0-3 1-4 1-1 1-1 1-2 1 0 1-1 1-1 2-1 0-1 0-2 1l-1 1c0 1-1 1-1 2 0 0-1 1-1 2 0 0 0 1-1 1 0 1 0 2 0 2z">
          <text:p/>
        </draw:path>
        <draw:path draw:style-name="gr28" draw:text-style-name="P9" draw:layer="Rain 3" svg:width="1.447cm" svg:height="1.919cm" svg:x="5.804cm" svg:y="17.256cm" svg:viewBox="0 0 1448 1920" svg:d="M698 16c-9 43-18 85-27 127-12 38-24 77-36 115-14 35-29 70-44 104-17 32-34 64-50 96-19 29-37 58-56 87-19 27-39 54-58 81-40 49-81 98-121 147-38 46-77 92-115 137-18 23-35 45-52 68-16 24-31 47-46 70-13 24-26 48-38 72-10 26-20 51-30 77-6 27-12 54-18 82-3 29-5 59-7 88 1 19 3 38 4 57 4 18 7 36 11 55 6 17 12 35 18 53 8 17 17 34 25 51 10 16 21 32 31 48 12 15 24 30 37 45 14 15 28 29 42 43 15 13 31 26 47 39 17 12 34 24 52 36 18 10 37 21 55 32 20 9 40 18 60 27 21 8 42 16 63 24 22 6 44 12 66 18 23 5 46 9 69 14 24 2 48 5 71 8 25 1 49 2 73 3 24-1 49-2 73-3 24-3 47-6 71-8 23-5 46-9 69-14 22-6 44-12 66-19 21-7 42-15 63-23 20-9 40-18 60-27 18-11 37-22 56-32 17-12 34-24 51-36 16-13 32-26 47-39 14-14 29-29 43-43 12-15 24-30 36-45 11-16 21-32 31-49 9-16 17-33 25-50 6-18 12-36 18-53 4-19 8-37 11-55 2-19 3-38 4-57-2-29-4-59-6-88-7-28-13-55-19-82-10-26-20-51-29-77-13-24-26-48-39-72-15-23-30-46-46-70-17-23-34-45-51-68-39-45-77-91-116-137-40-49-80-98-121-147-19-27-39-54-58-81-19-29-37-58-55-87-17-32-34-64-51-96-14-34-29-69-44-104-12-38-24-77-36-115-9-42-18-84-27-127 0 0 0-1 0-2l-1-1c0-1 0-2-1-2 0-1-1-1-1-2l-1-1c-1-1-1-1-2-1 0-1-1-1-1-2-1 0-1 0-2-1-1 0-2-1-4-1-1-1-3-1-4-2-1 0-3 0-4-1-2 0-3 0-5 0-1 0-3 0-5 0-1 1-2 1-4 1-1 1-3 1-4 2-1 0-3 1-4 1-1 1-1 1-2 1 0 1-1 1-1 2-1 0-1 0-2 1l-1 1c0 1-1 1-1 2 0 0-1 1-1 2 0 0 0 1-1 1 0 1 0 2 0 2z">
          <text:p/>
        </draw:path>
        <draw:path draw:style-name="gr28" draw:text-style-name="P9" draw:layer="Rain 4" svg:width="1.447cm" svg:height="1.919cm" svg:x="3.347cm" svg:y="16.918cm" svg:viewBox="0 0 1448 1920" svg:d="M698 16c-9 43-18 85-27 127-12 38-24 77-36 115-14 35-29 70-44 104-17 32-34 64-50 96-19 29-37 58-56 87-19 27-39 54-58 81-40 49-81 98-121 147-38 46-77 92-115 137-18 23-35 45-52 68-16 24-31 47-46 70-13 24-26 48-38 72-10 26-20 51-30 77-6 27-12 54-18 82-3 29-5 59-7 88 1 19 3 38 4 57 4 18 7 36 11 55 6 17 12 35 18 53 8 17 17 34 25 51 10 16 21 32 31 48 12 15 24 30 37 45 14 15 28 29 42 43 15 13 31 26 47 39 17 12 34 24 52 36 18 10 37 21 55 32 20 9 40 18 60 27 21 8 42 16 63 24 22 6 44 12 66 18 23 5 46 9 69 14 24 2 48 5 71 8 25 1 49 2 73 3 24-1 49-2 73-3 24-3 47-6 71-8 23-5 46-9 69-14 22-6 44-12 66-19 21-7 42-15 63-23 20-9 40-18 60-27 18-11 37-22 56-32 17-12 34-24 51-36 16-13 32-26 47-39 14-14 29-29 43-43 12-15 24-30 36-45 11-16 21-32 31-49 9-16 17-33 25-50 6-18 12-36 18-53 4-19 8-37 11-55 2-19 3-38 4-57-2-29-4-59-6-88-7-28-13-55-19-82-10-26-20-51-29-77-13-24-26-48-39-72-15-23-30-46-46-70-17-23-34-45-51-68-39-45-77-91-116-137-40-49-80-98-121-147-19-27-39-54-58-81-19-29-37-58-55-87-17-32-34-64-51-96-14-34-29-69-44-104-12-38-24-77-36-115-9-42-18-84-27-127 0 0 0-1 0-2l-1-1c0-1 0-2-1-2 0-1-1-1-1-2l-1-1c-1-1-1-1-2-1 0-1-1-1-1-2-1 0-1 0-2-1-1 0-2-1-4-1-1-1-3-1-4-2-1 0-3 0-4-1-2 0-3 0-5 0-1 0-3 0-5 0-1 1-2 1-4 1-1 1-3 1-4 2-1 0-3 1-4 1-1 1-1 1-2 1 0 1-1 1-1 2-1 0-1 0-2 1l-1 1c0 1-1 1-1 2 0 0-1 1-1 2 0 0 0 1-1 1 0 1 0 2 0 2z">
          <text:p/>
        </draw:path>
        <draw:g>
          <draw:custom-shape draw:style-name="gr29" draw:text-style-name="P5" draw:layer="Overcast big" svg:width="9.618cm" svg:height="2.777cm" svg:x="1.189cm" svg:y="14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Overcast big" svg:width="3.962cm" svg:height="2.779cm" svg:x="1.753cm" svg:y="13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5" draw:layer="Overcast big" svg:width="3.96cm" svg:height="2.777cm" svg:x="6.396cm" svg:y="13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5" draw:layer="Overcast big" svg:width="3.96cm" svg:height="2.777cm" svg:x="4.017cm" svg:y="12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2" draw:text-style-name="P10" draw:layer="Fog" svg:x1="4.15cm" svg:y1="16.399cm" svg:x2="4.15cm" svg:y2="16.399cm">
            <text:p/>
          </draw:line>
          <draw:custom-shape draw:style-name="gr33" draw:text-style-name="P5" draw:layer="Fog" svg:width="3.5cm" svg:height="0.25cm" svg:x="3.85cm" svg:y="16.39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5" draw:layer="Fog" svg:width="2cm" svg:height="0.25cm" svg:x="7.65cm" svg:y="16.3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5" draw:layer="Fog" svg:width="1cm" svg:height="0.25cm" svg:x="2.451cm" svg:y="16.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5" draw:layer="Fog" svg:width="3.5cm" svg:height="0.25cm" svg:x="2.351cm" svg:y="16.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5" draw:layer="Fog" svg:width="1cm" svg:height="0.25cm" svg:x="8.352cm" svg:y="16.9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5" draw:layer="Fog" svg:width="1.5cm" svg:height="0.25cm" svg:x="6.351cm" svg:y="16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10" draw:layer="Fog" svg:x1="4.651cm" svg:y1="17.5cm" svg:x2="4.651cm" svg:y2="17.5cm">
            <text:p/>
          </draw:line>
          <draw:custom-shape draw:style-name="gr33" draw:text-style-name="P5" draw:layer="Fog" svg:width="3.5cm" svg:height="0.25cm" svg:x="4.351cm" svg:y="17.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5" draw:layer="Fog" svg:width="1.5cm" svg:height="0.25cm" svg:x="8.151cm" svg:y="17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5" draw:layer="Fog" svg:width="1.5cm" svg:height="0.25cm" svg:x="2.552cm" svg:y="17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5" draw:layer="Fog" svg:width="2cm" svg:height="0.25cm" svg:x="7.151cm" svg:y="18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5" draw:layer="Fog" svg:width="3.5cm" svg:height="0.25cm" svg:x="3.151cm" svg:y="18.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7" draw:text-style-name="P11" draw:layer="Drizzle" svg:width="0.7cm" svg:height="0.7cm" svg:x="3.471cm" svg:y="16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Drizzle" svg:width="0.7cm" svg:height="0.7cm" svg:x="4.572cm" svg:y="1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Drizzle" svg:width="0.7cm" svg:height="0.7cm" svg:x="5.873cm" svg:y="1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Drizzle" svg:width="0.7cm" svg:height="0.7cm" svg:x="6.874cm" svg:y="1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Drizzle" svg:width="0.7cm" svg:height="0.7cm" svg:x="7.875cm" svg:y="1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8" draw:text-style-name="P12" draw:layer="Warning Ice" svg:width="3.699cm" svg:height="3.429cm" svg:x="6.121cm" svg:y="11.455cm" svg:viewBox="0 0 3700 3430" svg:d="M1514 198l-1463 2655c-33 59-51 125-51 193s18 134 51 192c34 59 82 107 141 141 58 34 124 51 192 51 1 0 2 0 3 0h2925c1 0 3 0 4 0 67 0 133-17 192-51 58-34 107-82 140-141 34-58 52-124 52-192s-18-134-52-193l-1462-2655c-1-2-3-4-4-6-33-58-82-107-140-141-59-33-125-51-192-51-68 0-134 18-192 51-58 34-107 83-141 141-1 2-2 4-3 6z">
            <text:p/>
          </draw:path>
          <draw:frame draw:style-name="gr39" draw:text-style-name="P13" draw:layer="Warning Ice" svg:width="2.288cm" svg:height="2.291cm" svg:x="6.827cm" svg:y="12.492cm">
            <draw:image xlink:href="Pictures/10000357000052C9000052C938AE6374CA85C7D1.svg" xlink:type="simple" xlink:show="embed" xlink:actuate="onLoad" draw:mime-type="image/svg+xml">
              <text:p/>
            </draw:image>
            <draw:image xlink:href="Pictures/10000201000002C3000002C3CE0B7E48C6C9CAC9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ground Icon Night"/>
      <draw:layer draw:name="Background Icon Rain" draw:display="printer"/>
      <draw:layer draw:name="Background Icon Day" draw:display="printer"/>
      <draw:layer draw:name="Background Night"/>
      <draw:layer draw:name="Background Day Rain" draw:display="printer"/>
      <draw:layer draw:name="Background Day Sun" draw:display="printer"/>
      <draw:layer draw:name="Sun" draw:display="printer"/>
      <draw:layer draw:name="Moon" draw:display="printer"/>
      <draw:layer draw:name="Broken Clouds" draw:display="printer"/>
      <draw:layer draw:name="Few Clouds" draw:display="printer"/>
      <draw:layer draw:name="Scattered Clouds" draw:display="printer"/>
      <draw:layer draw:name="Overcast small"/>
      <draw:layer draw:name="Overcast big" draw:display="printer"/>
      <draw:layer draw:name="Fog" draw:display="printer"/>
      <draw:layer draw:name="Drizzle" draw:display="printer"/>
      <draw:layer draw:name="Rain 1"/>
      <draw:layer draw:name="Rain 2"/>
      <draw:layer draw:name="Rain 3"/>
      <draw:layer draw:name="Rain 4" draw:display="printer"/>
      <draw:layer draw:name="Snow 1" draw:display="printer"/>
      <draw:layer draw:name="Snow 2" draw:display="printer"/>
      <draw:layer draw:name="Snow 3" draw:display="printer"/>
      <draw:layer draw:name="Snow 4" draw:display="printer"/>
      <draw:layer draw:name="Thunder"/>
      <draw:layer draw:name="Warning Ice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6T19:37:57.170415273</meta:creation-date>
    <meta:generator>LibreOffice/7.1.5.2$Linux_X86_64 LibreOffice_project/10$Build-2</meta:generator>
    <dc:date>2023-08-26T22:33:31.166808429</dc:date>
    <meta:editing-duration>PT29M59S</meta:editing-duration>
    <meta:editing-cycles>10</meta:editing-cycles>
    <meta:document-statistic meta:object-count="69"/>
  </office:meta>
</office:document-meta>
</file>